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none" fo:margin="1.000000000000000pt" style:wrap="biggest" style:wrap-dynamic-threshold="0.000000000000000pt" svg:fill-rule="evenodd"/>
    </style:style>
    <style:style style:name="gr3" style:family="graphic">
      <style:graphic-properties draw:fill="solid" draw:fill-color="#fdd114" draw:stroke="none" fo:margin="1.000000000000000pt" style:wrap="biggest" style:wrap-dynamic-threshold="0.000000000000000pt" svg:fill-rule="evenodd"/>
    </style:style>
    <style:style style:name="gr4" style:family="graphic">
      <style:graphic-properties draw:fill="solid" draw:fill-color="#000000" draw:stroke="none" fo:margin="1.000000000000000pt" style:wrap="biggest" style:wrap-dynamic-threshold="0.000000000000000pt" svg:fill-rule="evenodd"/>
    </style:style>
    <style:style style:name="gr5" style:family="graphic">
      <style:graphic-properties draw:fill="solid" draw:fill-color="#cf1126" draw:stroke="solid" draw:stroke-linejoin="miter" fo:margin="1.000000000000000pt" style:wrap="biggest" style:wrap-dynamic-threshold="0.000000000000000pt" svg:fill-rule="evenodd" svg:stroke-color="#000000" svg:stroke-opacity="1" svg:stroke-width="1.249847984000000pt"/>
    </style:style>
    <style:style style:name="gr6" style:family="graphic">
      <style:graphic-properties draw:fill="solid" draw:fill-color="#cf1126" draw:stroke="solid" draw:stroke-linejoin="miter" fo:margin="1.000000000000000pt" style:wrap="biggest" style:wrap-dynamic-threshold="0.000000000000000pt" svg:fill-rule="evenodd" svg:stroke-color="#000000" svg:stroke-opacity="1" svg:stroke-width="2.565880016000000pt"/>
    </style:style>
    <style:style style:name="gr7" style:family="graphic">
      <style:graphic-properties draw:fill="solid" draw:fill-color="#cf1126" draw:stroke="solid" draw:stroke-linejoin="miter" fo:margin="1.000000000000000pt" style:wrap="biggest" style:wrap-dynamic-threshold="0.000000000000000pt" svg:fill-rule="evenodd" svg:stroke-color="#000000" svg:stroke-opacity="1" svg:stroke-width="2.242911912000000pt"/>
    </style:style>
    <style:style style:name="gr8" style:family="graphic">
      <style:graphic-properties draw:fill="solid" draw:fill-color="#cf1126" draw:stroke="solid" draw:stroke-linejoin="miter" fo:margin="1.000000000000000pt" style:wrap="biggest" style:wrap-dynamic-threshold="0.000000000000000pt" svg:fill-rule="evenodd" svg:stroke-color="#000000" svg:stroke-opacity="1" svg:stroke-width="2.000000000000000pt"/>
    </style:style>
    <style:style style:name="gr9" style:family="graphic">
      <style:graphic-properties draw:fill="solid" draw:fill-color="#cf1126" draw:stroke="solid" draw:stroke-linejoin="bevel" fo:margin="1.000000000000000pt" style:wrap="biggest" style:wrap-dynamic-threshold="0.000000000000000pt" svg:fill-rule="evenodd" svg:stroke-color="#000000" svg:stroke-opacity="1" svg:stroke-width="2.000000000000000pt"/>
    </style:style>
    <style:style style:name="gr10" style:family="graphic">
      <style:graphic-properties draw:fill="solid" draw:fill-color="#fdd114" draw:stroke="solid" draw:stroke-linejoin="miter" fo:margin="1.000000000000000pt" style:wrap="biggest" style:wrap-dynamic-threshold="0.000000000000000pt" svg:fill-rule="evenodd" svg:stroke-color="#cf1126" svg:stroke-opacity="1" svg:stroke-width="0.176197600000000pt"/>
    </style:style>
    <style:style style:name="gr11" style:family="graphic">
      <style:graphic-properties draw:fill="solid" draw:fill-color="#fdd114" draw:stroke="solid" draw:stroke-linejoin="miter" fo:margin="1.000000000000000pt" style:wrap="biggest" style:wrap-dynamic-threshold="0.000000000000000pt" svg:fill-rule="evenodd" svg:stroke-color="#cb4f46" svg:stroke-opacity="1" svg:stroke-width="0.176197600000000pt"/>
    </style:style>
    <style:style style:name="gr12" style:family="graphic">
      <style:graphic-properties draw:fill="solid" draw:fill-color="#fdd114" draw:stroke="solid" draw:stroke-linejoin="miter" fo:margin="1.000000000000000pt" style:wrap="biggest" style:wrap-dynamic-threshold="0.000000000000000pt" svg:fill-rule="evenodd" svg:stroke-color="#cf1126" svg:stroke-opacity="1" svg:stroke-width="0.165869608000000pt"/>
    </style:style>
    <style:style style:name="gr13" style:family="graphic">
      <style:graphic-properties draw:fill="solid" draw:fill-color="#fdd114" draw:stroke="solid" draw:stroke-linejoin="miter" fo:margin="1.000000000000000pt" style:wrap="biggest" style:wrap-dynamic-threshold="0.000000000000000pt" svg:fill-rule="evenodd" svg:stroke-color="#cf1126" svg:stroke-opacity="1" svg:stroke-width="0.200352000000000pt"/>
    </style:style>
    <style:style style:name="gr14" style:family="graphic">
      <style:graphic-properties draw:fill="solid" draw:fill-color="#fdd114" draw:stroke="solid" draw:stroke-linejoin="miter" fo:margin="1.000000000000000pt" style:wrap="biggest" style:wrap-dynamic-threshold="0.000000000000000pt" svg:fill-rule="evenodd" svg:stroke-color="#cf1126" svg:stroke-opacity="1" svg:stroke-width="0.220932792000000pt"/>
    </style:style>
    <style:style style:name="gr15" style:family="graphic">
      <style:graphic-properties draw:fill="solid" draw:fill-color="#cf1126" draw:stroke="solid" draw:stroke-linejoin="miter" fo:margin="1.000000000000000pt" style:wrap="biggest" style:wrap-dynamic-threshold="0.000000000000000pt" svg:fill-rule="evenodd" svg:stroke-color="#cf1126" svg:stroke-opacity="1" svg:stroke-width="0.176197600000000pt"/>
    </style:style>
    <style:style style:name="gr16" style:family="graphic">
      <style:graphic-properties draw:fill="solid" draw:fill-color="#cf1126" draw:stroke="none" fo:margin="1.000000000000000pt" style:wrap="biggest" style:wrap-dynamic-threshold="0.000000000000000pt" svg:fill-rule="evenodd"/>
    </style:style>
    <style:style style:name="gr17" style:family="graphic">
      <style:graphic-properties draw:fill="solid" draw:fill-color="#cf1126" draw:stroke="solid" draw:stroke-linejoin="miter" fo:margin="1.000000000000000pt" style:wrap="biggest" style:wrap-dynamic-threshold="0.000000000000000pt" svg:fill-rule="evenodd" svg:stroke-color="#000000" svg:stroke-opacity="1" svg:stroke-width="1.339519976000000pt"/>
    </style:style>
    <style:style style:name="gr18" style:family="graphic">
      <style:graphic-properties draw:fill="solid" draw:fill-color="#fdd114" draw:stroke="solid" draw:stroke-linejoin="miter" fo:margin="1.000000000000000pt" style:wrap="biggest" style:wrap-dynamic-threshold="0.000000000000000pt" svg:fill-rule="evenodd" svg:stroke-color="#cf1126" svg:stroke-opacity="1" svg:stroke-width="0.300000000000000pt"/>
    </style:style>
    <style:style style:name="gr19" style:family="graphic">
      <style:graphic-properties draw:fill="solid" draw:fill-color="#cf1126" draw:stroke="solid" draw:stroke-linejoin="miter" fo:margin="1.000000000000000pt" style:wrap="biggest" style:wrap-dynamic-threshold="0.000000000000000pt" svg:fill-rule="evenodd" svg:stroke-color="#cf1126" svg:stroke-opacity="1" svg:stroke-width="0.058732640000000pt"/>
    </style:style>
    <style:style style:name="dp2" style:family="drawing-page"/>
  </office:automatic-styles>
  <office:body>
    <office:drawing>
      <draw:page draw:name="page1" draw:id="page1" draw:master-page-name="Default1" draw:style-name="dp2">
        <draw:layer-set>
          <draw:layer draw:name="g1215"/>
        </draw:layer-set>
        <draw:g draw:style-name="gr1" draw:id="shape1" svg:y="0.01863965591pt">
          <draw:path draw:style-name="gr2" draw:id="shape2" draw:name="path1456" draw:layer="g1215" svg:width="792.30792706369pt" svg:height="259.42033040000pt" draw:transform="matrix(0.25234824544 0.00000000000 0.00000000000 0.25198438000 0.00000000321pt 6.90453020602pt)" svg:viewBox="0 0 792 259" svg:d="M0 0L0.0974694 94.474L792.308 259.42L792.308 165.631Z" koffice:nodeTypes="ccccc"/>
          <draw:path draw:style-name="gr3" draw:id="shape3" draw:name="path654" draw:layer="g1215" svg:width="793.40191267103pt" svg:height="192.85162852642pt" draw:transform="matrix(0.25198438000 0.00000000000 0.00000000000 0.25198438000 0.02460700800pt 51.38576350087pt)" svg:viewBox="0 0 793 193" svg:d="M0 0L0 192.852L793.402 192.852L793.402 165.309Z" koffice:nodeTypes="ccccc"/>
          <draw:path draw:style-name="gr3" draw:id="shape4" draw:name="path656" draw:layer="g1215" svg:width="793.40191267103pt" svg:height="192.85162852642pt" draw:transform="matrix(-0.25198438000 0.00000000000 0.00000000000 -0.25198438000 200.02481100150pt 48.61423770213pt)" svg:viewBox="0 0 793 193" svg:d="M0 0L0 192.852L793.402 192.852L793.402 165.309Z" koffice:nodeTypes="ccccc"/>
          <draw:path draw:style-name="gr4" draw:id="shape5" draw:name="path658" draw:layer="g1215" svg:width="793.91560224282pt" svg:height="369.66404349597pt" draw:transform="matrix(0.25198438000 0.00000000000 0.00000000000 0.16897644149 0.02460700800pt 30.56422928036pt)" svg:viewBox="0 0 794 370" svg:d="M0 0L0 123.25L793.916 369.664L793.659 246.414Z" koffice:nodeTypes="ccccc"/>
          <draw:g draw:style-name="gr1" draw:id="shape6" draw:name="g1129" svg:y="18.54454078424pt">
            <draw:rect draw:style-name="gr5" draw:id="shape7" draw:name="rect694" draw:layer="g1215" svg:width="7.63111952000pt" svg:height="20.36810880000pt" draw:transform="matrix(0.23681088857 0.00000000000 0.00000000000 0.23683608701 99.02682976398pt 41.61030237092pt)"/>
            <draw:path draw:style-name="gr6" draw:id="shape8" draw:name="path611" draw:layer="g1215" svg:width="73.83209535135pt" svg:height="78.21476102481pt" draw:transform="matrix(0.10790928692 0.00000000000 0.00000000000 0.12332039962 95.97739688954pt 44.64925609021pt)" svg:viewBox="0 0 74 78" svg:d="M61.7003 78.2148C61.5077 51.4957 62.5993 25.8012 64.7097 18.5121C66.8201 11.223 69.9485 9.70819 73.8321 6.08792C64.6329 5.25767 54.4797 12.9711 49.8114 23.129C46.8492 11.668 41.3099 3.90047 36.4354 0C31.5617 3.90047 25.8139 11.7874 23.196 23.2301C18.3935 14.7032 9.96707 5.24971 0 6.3116C3.54317 9.98918 6.7771 11.352 8.93225 18.4787C11.0874 25.6054 12.1638 51.128 11.3895 77.8613" koffice:nodeTypes="ccccccccc"/>
            <draw:path draw:style-name="gr7" draw:id="shape9" draw:name="path610" draw:layer="g1215" svg:width="73.53698389041pt" svg:height="76.38608910316pt" draw:transform="matrix(0.11767116180 0.00000000000 0.00000000000 0.14800378155 95.58880955000pt 51.35329287329pt)" svg:viewBox="0 0 74 76" svg:d="M61.5451 76.3861C61.3516 49.466 62.6451 26.4838 64.4975 19.1797C66.3515 11.8765 69.3095 10.513 73.537 7.35301C64.2936 6.51649 55.4862 8.76137 50.3305 21.2722C47.4463 9.6428 41.7881 3.92994 36.8901 0C31.993 3.92994 26.2175 9.84411 23.5871 21.3733C17.924 8.96268 10.015 6.18285 0 7.25275C4.16403 10.7143 7.4368 12.0064 9.47466 19.1669C11.5125 26.3274 11.7703 49.0946 10.9922 76.03" koffice:nodeTypes="ccccccccc"/>
            <draw:path draw:style-name="gr8" draw:id="shape10" draw:name="path609" draw:layer="g1215" svg:width="68.33122839188pt" svg:height="35.38980780444pt" draw:transform="matrix(0.14799042637 0.00000000000 0.00000000000 0.14800378155 94.84072188431pt 59.54889563103pt)" svg:viewBox="0 0 68 35" svg:d="M60.9361 35.3898C60.6877 29.1934 61.5412 20.872 62.9543 17.6564C64.3682 14.44 66.3409 12.0914 68.3312 9.36521C59.7953 8.13893 51.1153 8.76476 46.5066 21.2377C43.5211 9.83557 39.043 3.88664 34.1867 0C29.3312 3.88664 25.1142 9.83557 22.1288 21.2377C17.5201 8.76476 8.79785 8.00885 0 9.36521C1.99028 12.0914 4.03948 14.44 5.52901 17.6564C7.01854 20.872 7.9484 29.1934 7.69921 35.3898" koffice:nodeTypes="ccccccccc"/>
            <draw:path draw:style-name="gr8" draw:id="shape11" draw:name="path689" draw:layer="g1215" svg:width="9.19140700444pt" svg:height="25.53965590154pt" draw:transform="matrix(0.14799042637 0.00000000000 0.00000000000 0.14800378155 99.25575284582pt 32.23714627366pt)" svg:viewBox="0 0 9 26" svg:d="M0 0L0 25.5397L9.19141 25.5397L9.19141 0Z" koffice:nodeTypes="ccccc"/>
            <draw:path draw:style-name="gr9" draw:id="shape12" draw:name="path660" draw:layer="g1215" svg:width="317.34409332492pt" svg:height="77.50267305952pt" draw:transform="matrix(0.14799042637 0.00000000000 0.00000000000 0.14800378155 76.45102010329pt 68.05112548868pt)" svg:viewBox="0 0 317 78" svg:d="M217.366 75.5976C219.617 77.0968 228.6 78.6678 244.882 75.8448C273.307 70.8847 273.07 42.9502 317.344 55.9087C315.343 51.9215 308.339 39.7126 291.08 39.2182C292.831 33.4845 294.081 25.0157 290.83 19.7765C287.494 27.1688 282.331 30.6058 278.586 33.022C277.432 32.4 270.742 26.9535 270.016 18.7477C269.012 2.47986 261.044 -0.390945 260.197 0.0396764C255.082 -0.103864 224.282 48.4047 158.327 48.7237C93.3402 49.0347 60.8162 0.470297 57.147 0.0396764C56.3009 -0.390945 48.3326 2.47986 47.3273 18.7477C46.6021 26.9535 39.8328 32.1608 38.6954 32.8865C34.967 30.5739 29.8498 27.1688 26.5144 19.7765C23.263 25.0157 24.5133 33.4845 26.2646 39.2182C9.00488 39.7126 2.00109 51.9215 0 55.9087C44.2744 42.9502 44.3633 70.8847 72.7891 75.8448C89.0707 78.6678 97.5113 77.344 99.7629 75.8528" koffice:nodeTypes="ccccccccccccccccc"/>
            <draw:path draw:style-name="gr9" draw:id="shape13" draw:name="path661" draw:layer="g1215" svg:width="240.89974196030pt" svg:height="56.84479675103pt" draw:transform="matrix(0.14799042637 0.00000000000 0.00000000000 0.14800378155 82.12462058981pt 72.86370032499pt)" svg:viewBox="0 0 241 57" svg:d="M41.6996 29.5597C26.2587 28.9391 -3.86405 5.32294 0.411151 0.462688C1.76809 -0.915592 8.4045 0.502989 19.894 8.58729C36.9459 20.2744 51.5764 57.1253 119.982 56.8432C189.697 56.5611 204.001 20.2744 221.053 8.58729C232.543 0.502989 239.711 -0.78663 240.52 0.793153C244.623 5.4519 214.472 29.0116 199.031 29.6322" koffice:nodeTypes="ccccccc"/>
            <draw:path draw:style-name="gr8" draw:id="shape14" draw:name="path590" draw:layer="g1215" svg:width="259.86129076754pt" svg:height="213.81858193860pt" draw:transform="matrix(0.14799042637 0.00000000000 0.00000000000 0.14800378155 80.76755892212pt 42.14069084557pt)" svg:viewBox="0 0 260 214" svg:d="M29.7372 0.284679C-31.2519 64.4055 1.55607 211.682 128.314 213.808C255.754 215.234 292.933 66.4598 229.61 0M42.0857 2.48135C9.63988 57.0006 43.371 152.533 130.137 152.533C217.616 152.533 249.679 56.3113 217.55 2.16068" koffice:nodeTypes="cccccc"/>
            <draw:path draw:style-name="gr10" draw:id="shape15" draw:name="path596" draw:layer="g1215" svg:width="7.78398298000pt" svg:height="9.86357311696pt" draw:transform="matrix(0.25198438000 0.00000000000 0.00000000000 0.25198438000 102.48264339548pt 76.57715082758pt)" svg:viewBox="0 0 8 10" svg:d="M3.32054 0.0214329C6.06228 0.59508 8.56358 3.2615 7.55631 6.00181C6.43768 9.2689 2.30821 10.0626 0.747531 9.82427C-0.931253 8.87561 0.0751735 7.50585 5.22373 6.97828C8.58045 5.81907 5.52321 3.68101 2.98563 2.65687C1.60633 2.09991 2.0332 -0.24791 3.32054 0.0214329Z" koffice:nodeTypes="cccccc"/>
            <draw:path draw:style-name="gr10" draw:id="shape16" draw:name="path597" draw:layer="g1215" svg:width="2.78002187720pt" svg:height="12.17820295082pt" draw:transform="matrix(0.25198438000 0.00000000000 0.00000000000 0.25198438000 101.19078749663pt 76.30111088378pt)" svg:viewBox="0 0 3 12" svg:d="M0.202941 0.259629C1.36658 -1.07139 2.31228 3.00841 2.57103 5.83771C2.90988 8.59965 2.94531 12.0065 1.83789 12.1753C1.1625 12.2891 1.7293 9.00383 1.03158 5.98947C0.120539 2.49969 -0.272217 0.845002 0.202941 0.259629Z" koffice:nodeTypes="ccccc"/>
            <draw:path draw:style-name="gr11" draw:id="shape17" draw:name="path598" draw:layer="g1215" svg:width="14.54154771156pt" svg:height="8.65219356412pt" draw:transform="matrix(0.25198438000 0.00000000000 0.00000000000 0.25198438000 97.16562257358pt 77.63998540477pt)" svg:viewBox="0 0 15 9" svg:d="M13.6664 0.151899C16.7597 3.0361 11.5196 11.3906 0.0553242 7.74871C-0.593675 6.60429 4.6081 7.73616 8.27462 7.12434C15.2522 6.06463 12.2583 -1.12744 13.6664 0.151899Z" koffice:nodeTypes="cccc"/>
            <draw:path draw:style-name="gr10" draw:id="shape18" draw:name="path599" draw:layer="g1215" svg:width="2.08489322837pt" svg:height="11.72728873934pt" draw:transform="matrix(0.25198438000 0.00000000000 0.00000000000 0.25198438000 98.85386757720pt 76.14231914480pt)" svg:viewBox="0 0 2 12" svg:d="M1.23264 0.25862C2.46764 -1.10086 1.74804 3.20298 2.00533 6.09436C2.25691 8.81096 1.94326 12.1175 0.611872 11.6897C-0.109365 11.3528 1.07254 8.30164 0.332525 5.4332C-0.460591 1.82847 0.295769 1.17127 1.23264 0.25862Z" koffice:nodeTypes="ccccc"/>
            <draw:path draw:style-name="gr10" draw:id="shape19" draw:name="path600" draw:layer="g1215" svg:width="43.34290848482pt" svg:height="25.62624234790pt" draw:transform="matrix(0.25198438000 0.00000000000 0.00000000000 0.25198438000 86.73735584439pt 72.56807335703pt)" svg:viewBox="0 0 43 26" svg:d="M41.7331 13.183C43.888 13.1695 43.3105 13.7676 43.1571 19.4598C42.9885 25.8391 37.5405 26.5531 36.2457 24.8026C35.1574 23.4294 35.5566 23.0164 30.6877 23.4762C29.5986 22.9338 29.6404 21.7797 26.0831 22.0752C25.1634 22.2428 25.1939 20.5177 23.5346 19.4868C20.6415 17.7776 19.6785 20.7473 14.1622 17.6045C13.8177 17.4139 11.5792 16.0113 11.988 13.2386C12.4145 9.73526 9.18325 13.6667 5.63238 12.1378C4.94566 11.8344 2.86461 10.9782 1.02854 9.38501C-1.56334 7.18102 1.15062 6.73546 4.6525 8.98233C6.81467 10.3381 9.99045 7.21835 10.0764 4.09624C10.27 0.792248 8.60737 -0.0766388 11.184 0.0051668C12.6209 0.0472609 12.2796 5.77841 9.83785 8.31518C6.5705 11.8074 8.77524 11.1339 9.94226 10.9584C11.1591 10.6574 16.6947 3.87465 17.6175 4.45682C19.0552 5.4226 13.302 9.75909 14.5903 13.8637C15.2056 15.6936 18.6352 17.4464 21.4583 17.73C24.7779 18.2764 24.7875 13.8192 26.1329 14.6635C27.9946 15.8715 22.5748 18.1462 28.2653 19.8053C29.5223 20.1778 30.2484 17.0128 30.9921 17.1502C32.7776 17.4385 29.8251 20.8465 33.0178 21.3882C35.2434 21.7543 34.6338 18.2057 36.0136 18.4217C37.6104 18.3209 36.1116 24.0981 40.538 23.5088C42.4038 23.2673 39.485 13.1957 41.7331 13.183Z" koffice:nodeTypes="ccccccccccccccccccccccccc"/>
            <draw:path draw:style-name="gr10" draw:id="shape20" draw:name="path601" draw:layer="g1215" svg:width="17.72298949967pt" svg:height="12.24988962991pt" draw:transform="matrix(0.25198438000 0.00000000000 0.00000000000 0.25198438000 83.66668157261pt 70.95759640890pt)" svg:viewBox="0 0 18 12" svg:d="M14.0839 12.2395C15.3875 11.9638 17.6216 10.766 17.7147 8.83091C17.9009 6.71239 14.9219 5.97524 11.3842 6.5281C9.52269 6.80454 6.35828 5.60666 4.49589 4.0402C2.63432 1.73739 2.63432 -0.84104 0.400281 0.263887C-1.27505 1.00024 2.72744 5.23808 4.68213 6.25167C6.63763 7.26526 9.80287 7.17312 9.98829 8.64662C10.1745 10.121 9.24334 12.4238 14.0839 12.2395Z" koffice:nodeTypes="cccccccc"/>
            <draw:path draw:style-name="gr10" draw:id="shape21" draw:name="path604" draw:layer="g1215" svg:width="16.02685659869pt" svg:height="10.86671250545pt" draw:transform="matrix(0.25198438000 0.00000000000 0.00000000000 0.25198438000 106.56663287063pt 75.45022482346pt)" svg:viewBox="0 0 16 11" svg:d="M0.488561 4.04983C-0.194992 4.38856 -0.749602 10.721 3.11325 10.8578C7.9657 11.0351 10.4055 8.51612 11.6212 7.62079C13.64 6.05039 17.2783 2.91119 15.5943 0.204535C14.7515 -0.778255 14.2863 2.01268 13.3145 3.6459C11.9925 6.04085 7.46624 8.88267 3.99954 8.49544C-0.247035 8.22828 1.3531 3.82321 0.488561 4.04983Z" koffice:nodeTypes="ccccccc"/>
            <draw:path draw:style-name="gr10" draw:id="shape22" draw:name="path605" draw:layer="g1215" svg:width="6.29213398339pt" svg:height="7.58972784728pt" draw:transform="matrix(0.25198438000 0.00000000000 0.00000000000 0.25198438000 109.23231160294pt 73.92116846963pt)" svg:viewBox="0 0 6 8" svg:d="M0.184716 7.48825C-0.779302 6.68772 2.32816 5.37738 2.64975 4.13868C2.9721 2.89999 1.27692 1.73293 2.2197 0.375947C3.20799 -1.41088 3.26184 3.74383 4.51787 3.89211C7.99623 4.29029 5.51299 6.75769 4.20083 6.2812C2.71574 5.79472 0.766465 8.09052 0.184716 7.48825Z" koffice:nodeTypes="cccccc"/>
            <draw:path draw:style-name="gr10" draw:id="shape23" draw:name="path606" draw:layer="g1215" svg:width="1.37578421837pt" svg:height="2.83573750737pt" draw:transform="matrix(0.25198438000 0.00000000000 0.00000000000 0.25198438000 108.55699779778pt 73.65093680294pt)" svg:viewBox="0 0 1 3" svg:d="M0.0417711 0.907657C-0.235043 2.87572 0.94165 3.36725 1.28884 2.24319C1.70359 0.13415 0.52596 -0.84988 0.0417711 0.907657Z" koffice:nodeTypes="ccc"/>
            <draw:path draw:style-name="gr10" draw:id="shape24" draw:name="path607" draw:layer="g1215" svg:width="2.73903495599pt" svg:height="3.24032379001pt" draw:transform="matrix(0.25198438000 0.00000000000 0.00000000000 0.25198438000 109.11889772814pt 73.41181895042pt)" svg:viewBox="0 0 3 3" svg:d="M0.540326 0C-0.150598 0.0417621 -0.247028 1.88721 0.652672 1.93834C1.62352 1.99738 1.17507 3.25672 1.99051 3.24016C2.96043 3.22072 3.03439 1.12758 1.93715 1.10814C0.916683 1.08869 1.15729 0.00864043 0.540326 0Z" koffice:nodeTypes="ccccc"/>
            <draw:path draw:style-name="gr10" draw:id="shape25" draw:name="path608" draw:layer="g1215" svg:width="6.92808798371pt" svg:height="17.63839319488pt" draw:transform="matrix(0.25198438000 0.00000000000 0.00000000000 0.25198438000 110.72050140220pt 72.29502417826pt)" svg:viewBox="0 0 7 18" svg:d="M0.73952 3.99763C0.0415334 4.87667 -1.28361 0.610573 3.17491 0C5.29434 0.186102 7.10179 3.65948 6.91476 7.00852C6.84392 8.24709 6.7906 11.0402 6.10534 12.4047C5.54345 13.7074 3.4869 17.9878 2.48966 17.6155C1.49242 17.2426 2.75071 15.4504 4.42206 12.963C5.77346 10.9262 6.29238 5.27183 5.60633 4.27955C4.92028 3.28727 4.23025 6.76065 2.80165 7.50506C1.6126 8.12514 0.371028 6.33143 0.183996 5.46348C0.0359622 4.43398 0.978284 3.80044 1.61658 5.02396C2.12594 5.94339 3.69144 4.11879 3.65483 2.81529C3.69622 0.707188 2.29149 2.37894 0.73952 3.99763Z" koffice:nodeTypes="cccccccccccc"/>
            <draw:path draw:style-name="gr10" draw:id="shape26" draw:name="path614" draw:layer="g1215" svg:width="4.28514830961pt" svg:height="20.51106984328pt" draw:transform="matrix(0.25198438000 0.00000000000 0.00000000000 0.25198438000 112.54275132886pt 69.95929645569pt)" svg:viewBox="0 0 4 21" svg:d="M3.27623 3.6493C2.69248 4.45496 0.68286 6.25049 0.293689 6.99368C-0.0954819 7.73688 -0.160896 9.03668 0.487447 10.2756C1.13662 11.5137 2.49789 13.495 2.23872 15.2913C1.97872 17.0869 0.682032 20.802 1.39579 20.4929C2.10872 20.183 3.85999 16.5295 3.47082 13.7425C3.08165 10.9563 1.71955 9.40827 1.97872 8.47928C2.23789 7.55108 3.85916 5.81722 4.18375 4.64076C4.50833 3.46351 3.98916 0.305713 3.5354 0.0582452C3.08165 -0.189223 1.46038 0.368173 1.97872 1.42051C2.49789 2.47363 3.59999 1.85378 3.27623 3.6493Z" koffice:nodeTypes="ccccccccccc"/>
            <draw:path draw:style-name="gr12" draw:id="shape27" draw:name="path615" draw:layer="g1215" svg:width="1.81196253878pt" svg:height="3.50534922694pt" draw:transform="matrix(0.25198438000 0.00000000000 0.00000000000 0.25198438000 113.89725852345pt 71.23505331633pt)" svg:viewBox="0 0 2 4" svg:d="M0.499114 0.0986845C-0.448534 0.791357 0.0231364 4.5643 1.32508 3.217C2.50856 1.9043 1.25723 -0.517889 0.499114 0.0986845Z" koffice:nodeTypes="ccc"/>
            <draw:path draw:style-name="gr13" draw:id="shape28" draw:name="path616" draw:layer="g1215" svg:width="1.50288694191pt" svg:height="2.52276214736pt" draw:transform="matrix(0.25198438000 0.00000000000 0.00000000000 0.25198438000 109.33815124066pt 77.61847307719pt)" svg:viewBox="0 0 2 3" svg:d="M0.0405733 0.758655C-0.245143 2.47477 1.0593 3.01746 1.41784 2.0372C1.84641 0.198896 0.541271 -0.773271 0.0405733 0.758655Z" koffice:nodeTypes="ccc"/>
            <draw:path draw:style-name="gr14" draw:id="shape29" draw:name="path620" draw:layer="g1215" svg:width="2.12291121013pt" svg:height="1.50061077748pt" draw:transform="matrix(0.25198438000 0.00000000000 0.00000000000 0.25198438000 109.91267883666pt 77.30037771397pt)" svg:viewBox="0 0 2 2" svg:d="M0.0595512 0.556669C-0.351633 1.64254 1.48288 1.73747 1.99837 1.11727C2.61482 -0.0462078 0.779629 -0.412785 0.0595512 0.556669Z" koffice:nodeTypes="ccc"/>
            <draw:path draw:style-name="gr15" draw:id="shape30" draw:name="path603" draw:layer="g1215" svg:width="2.69724495928pt" svg:height="2.39178750212pt" draw:transform="matrix(0.25198438000 0.00000000000 0.00000000000 0.25198438000 86.83959212271pt 72.88853008456pt)" svg:viewBox="0 0 3 2" svg:d="M1.07808 0.0670313C-0.276464 -0.398703 -0.191922 1.69496 0.443543 2.26498C1.07808 2.83501 4.77195 1.37351 1.07808 0.0670313Z" koffice:nodeTypes="ccc"/>
            <draw:path draw:style-name="gr8" draw:id="shape31" draw:name="path676" draw:layer="g1215" svg:width="58.74642667899pt" svg:height="22.24530341238pt" draw:transform="matrix(0.14799042637 0.00000000000 0.00000000000 0.14800378155 95.78172884568pt 40.46710375183pt)" svg:viewBox="0 0 59 22" svg:d="M28.7719 0C8.85875 4.01661 -4.81417 15.7792 1.59601 19.7798C5.52115 22.4167 23.9582 15.1719 27.8483 9.02188C34.9218 19.9004 54.1116 24.0039 58.7464 21.5648" koffice:nodeTypes="cccc"/>
            <draw:path draw:style-name="gr16" draw:id="shape32" draw:name="path696" draw:layer="g1215" svg:width="203.77684931799pt" svg:height="29.02506769763pt" draw:transform="matrix(0.14799042637 0.00000000000 0.00000000000 0.14800378155 84.73149883211pt 38.94065195048pt)" svg:viewBox="0 0 204 29" svg:d="M0 3.84948C3.31833 8.88403 20.5111 21.025 32.8779 21.9134C45.2455 22.8018 73.2966 28.4281 78.7261 26.0588C84.1557 23.6902 99.5386 13.3253 103.459 15.1021C107.382 16.8789 130.306 29.3165 138.751 29.0198C147.197 28.724 201.792 13.6219 203.602 10.6608C205.412 7.69897 192.743 0 184.599 0C176.455 0 9.11233e-14 4.14614 0 3.84948Z" koffice:nodeTypes="cccccccc"/>
            <draw:path draw:style-name="gr8" draw:id="shape33" draw:name="path675" draw:layer="g1215" svg:width="43.82633221953pt" svg:height="15.26487888311pt" draw:transform="matrix(0.14799042637 0.00000000000 0.00000000000 0.14800378155 91.82639665717pt 41.75094775448pt)" svg:viewBox="0 0 44 15" svg:d="M0 9.85145C0.100149 12.9553 2.48837 15.1997 8.21623 15.2586C17.8353 15.4587 34.1071 10.9127 43.8263 0" koffice:nodeTypes="ccc"/>
            <draw:path draw:style-name="gr8" draw:id="shape34" draw:name="path674" draw:layer="g1215" svg:width="58.78981666555pt" svg:height="13.40714660943pt" draw:transform="matrix(0.14799042637 0.00000000000 0.00000000000 0.14800378155 87.59037357629pt 41.46299159710pt)" svg:viewBox="0 0 59 13" svg:d="M0.0387599 7.25663C-0.456356 9.87754 3.80404 13.3044 12.1259 13.4051C20.4479 13.5059 49.4768 9.87754 58.7898 0" koffice:nodeTypes="ccc"/>
            <draw:path draw:style-name="gr8" draw:id="shape35" draw:name="path673" draw:layer="g1215" svg:width="59.15738881342pt" svg:height="7.45491233721pt" draw:transform="matrix(0.14799042637 0.00000000000 0.00000000000 0.14800378155 84.55704630419pt 41.36341465287pt)" svg:viewBox="0 0 59 7" svg:d="M0.841637 0C-3.59329 5.55645 10.536 7.54812 19.0111 7.45158C27.4869 7.35582 49.3605 7.24616 59.1574 0.15677" koffice:nodeTypes="ccc"/>
            <draw:path draw:style-name="gr8" draw:id="shape36" draw:name="path672" draw:layer="g1215" svg:width="60.51173864652pt" svg:height="10.51004414506pt" draw:transform="matrix(0.14799042637 0.00000000000 0.00000000000 0.14800378155 82.26228483120pt 39.93429013827pt)" svg:viewBox="0 0 61 11" svg:d="M0.756313 0C-3.49457 5.80009 10.7888 10.894 28.1867 10.4872C44.2006 10.0804 60.5117 4.38205 60.5117 4.38205" koffice:nodeTypes="ccc"/>
            <draw:path draw:style-name="gr8" draw:id="shape37" draw:name="path680" draw:layer="g1215" svg:width="43.82633221953pt" svg:height="15.26487888311pt" draw:transform="matrix(0.14799042637 0.00000000000 0.00000000000 0.14800378155 101.53587094305pt 41.75094775448pt)" svg:viewBox="0 0 44 15" svg:d="M43.8263 9.85145C43.7262 12.9553 41.338 15.1997 35.6101 15.2586C25.991 15.4587 9.71926 10.9127 0 0" koffice:nodeTypes="ccc"/>
            <draw:path draw:style-name="gr8" draw:id="shape38" draw:name="path679" draw:layer="g1215" svg:width="58.78984570245pt" svg:height="13.40714660943pt" draw:transform="matrix(0.14799042637 0.00000000000 0.00000000000 0.14800378155 103.48046514561pt 41.46299159710pt)" svg:viewBox="0 0 59 13" svg:d="M58.7511 7.25663C59.2462 9.87754 54.9858 13.3044 46.6639 13.4051C38.3419 13.5059 9.31297 9.87754 0 0" koffice:nodeTypes="ccc"/>
            <draw:path draw:style-name="gr8" draw:id="shape39" draw:name="path678" draw:layer="g1215" svg:width="59.92011124109pt" svg:height="7.21630476581pt" draw:transform="matrix(0.14799042637 0.00000000000 0.00000000000 0.14800378155 106.41280664995pt 41.38188552481pt)" svg:viewBox="0 0 60 7" svg:d="M59.06 0C63.5611 5.46756 49.3467 7.30781 40.7452 7.21283C32.1429 7.11862 9.94304 7.01073 0 0.0357109" koffice:nodeTypes="ccc"/>
            <draw:path draw:style-name="gr8" draw:id="shape40" draw:name="path677" draw:layer="g1215" svg:width="60.60351430644pt" svg:height="10.70864333575pt" draw:transform="matrix(0.14799042637 0.00000000000 0.00000000000 0.14800378155 108.53321347904pt 39.91996337221pt)" svg:viewBox="0 0 61 11" svg:d="M59.8485 0C64.1027 5.85463 49.7607 11.0966 32.3496 10.686C16.3235 10.2754 0 4.52343 0 4.52343" koffice:nodeTypes="ccc"/>
            <draw:path draw:style-name="gr8" draw:id="shape41" draw:name="path681" draw:layer="g1215" svg:width="258.95723040159pt" svg:height="33.42113850215pt" draw:transform="matrix(0.14799042637 0.00000000000 0.00000000000 0.14800378155 80.76720999450pt 35.13456360296pt)" svg:viewBox="0 0 259 33" svg:d="M45.2232 31.6346C22.994 34.8112 12.7551 33.1924 8.31886 31.0937C2.77661 28.6801 -6.71455 21.3307 7.30498 21.0634C16.5942 20.8841 21.2757 21.5861 31.836 21.5313C58.85 21.1966 97.8461 0.0874024 109.668 0.000947911C120.649 -0.0791612 123.563 4.94472 129.823 5.04704C136.233 5.1208 138.308 -0.0791612 149.289 0.000947911C161.111 0.0874024 200.107 21.1966 227.121 21.5313C237.682 21.5861 242.363 20.8841 251.653 21.0634C265.671 21.3307 256.181 28.6801 250.639 31.0937C246.202 33.1924 235.963 34.8112 213.734 31.6346" koffice:nodeTypes="ccccccccccc"/>
            <draw:path draw:style-name="gr8" draw:id="shape42" draw:name="path618" draw:layer="g1215" svg:width="68.67446679823pt" svg:height="39.26539589975pt" draw:transform="matrix(0.14799042637 0.00000000000 0.00000000000 0.14800378155 94.82468257099pt 28.06268954793pt)" svg:viewBox="0 0 69 39" svg:d="M34.1013 0C23.6875 0.52578 9.35423 -1.26348 4.75153 10.4169C-2.25827 23.7797 -0.281353 38.9278 2.86799 39.2473C8.50664 39.8726 9.04297 24.1184 11.4469 24.0952C13.9602 24.0663 13.9578 37.7743 18.8749 37.6691C22.5366 37.564 24.8384 23.8849 25.9893 23.99C27.1401 24.0952 29.5465 37.1425 34.1779 37.1425C39.1238 37.1425 41.2156 24.0952 42.3665 23.99C43.5174 23.8849 45.8191 37.564 49.4809 37.6691C54.398 37.7743 54.3956 24.0663 56.9089 24.0952C59.3128 24.1184 60.3719 39.7674 66.0105 39.1421C69.1599 38.8226 70.7186 23.7797 63.7088 10.4169C59.1061 -1.26348 44.4591 0.52578 34.1013 0Z" koffice:nodeTypes="ccccccccccccc"/>
            <draw:path draw:style-name="gr8" draw:id="shape43" draw:name="path619" draw:layer="g1215" svg:width="50.36518781490pt" svg:height="4.23083445896pt" draw:transform="matrix(0.14799042637 0.00000000000 0.00000000000 0.14800378155 96.17452999913pt 28.76872678741pt)" svg:viewBox="0 0 50 4" svg:d="M0 0C2.7857 4.33224 24.514 4.22921 25.7399 4.22921C26.9658 4.22921 45.9084 4.43526 50.3652 0.206788" koffice:nodeTypes="ccc"/>
            <draw:path draw:style-name="gr8" draw:id="shape44" draw:name="path628" draw:layer="g1215" svg:width="8.08833600000pt" svg:height="49.37648928588pt" draw:transform="matrix(0.14799042637 0.00000000000 0.00000000000 0.14800378155 99.29961423478pt 21.48788795955pt)" svg:viewBox="0 0 8 49" svg:d="M0 0.0843221L0 46.6879C0 46.6879 0.238138 49.2899 3.88604 49.3742C7.53395 49.4585 8.08834 47.1915 8.08834 46.855L7.92983 0" koffice:nodeTypes="ccccc"/>
            <draw:path draw:style-name="gr8" draw:id="shape45" draw:name="path625" draw:layer="g1215" svg:width="43.04786578865pt" svg:height="38.54479828737pt" draw:transform="matrix(0.14799042637 0.00000000000 0.00000000000 0.14800378155 99.96616311517pt 22.28842615418pt)" svg:viewBox="0 0 43 39" svg:d="M0 0.0554899C17.5009 -0.847716 22.719 9.54197 27.6554 11.8004C32.5917 14.0588 34.8354 14.962 41.5671 14.51C48.2981 14.0588 29.899 25.8037 29.899 26.2549L36.6308 38.451C30.3481 39.3542 18.4503 33.516 13.7444 30.3205C8.42148 27.1565 2.5254 28.9653 0.281757 28.5133Z" koffice:nodeTypes="cccccccc"/>
            <draw:path draw:style-name="gr17" draw:id="shape46" draw:name="path690" draw:layer="g1215" svg:width="13.80706930286pt" svg:height="12.13025521231pt" draw:transform="matrix(0.21482499943 0.00000000000 0.00000000000 0.22729167465 98.41488382444pt 18.77846740010pt)" svg:viewBox="0 0 14 12" svg:d="M13.8071 6.06474C13.8071 9.41318 10.7142 12.1303 6.90393 12.1303C3.09287 12.1303 0 9.41318 0 6.06474C0 2.71708 3.09287 0 6.90393 0C10.7142 0 13.8071 2.71708 13.8071 6.06474Z" koffice:nodeTypes="ccccc"/>
            <draw:g draw:style-name="gr1" draw:id="shape47" draw:name="g796" svg:y="34.93722230755pt">
              <draw:path draw:style-name="gr18" draw:id="shape48" draw:name="path621" draw:layer="g1215" svg:width="28.68041311825pt" svg:height="31.45644875178pt" draw:transform="matrix(0.14799042637 0.00000000000 0.00000000000 0.14800378155 81.50983722760pt 53.83889917329pt)" svg:viewBox="0 0 29 31" svg:d="M16.1174 3.36479C14.792 5.24327 13.6488 0.303302 9.09486 3.76692C6.52673 5.99031 5.49805 9.39752 5.51635 16.5174C5.53226 22.5541 8.962 26.5843 10.9502 26.1813C13.9972 25.7784 12.4069 18.3967 15.7197 17.0549C20.49 14.7727 27.2476 18.2621 28.4402 22.6911C29.6328 27.1202 26.1871 31.9522 22.4773 31.4155C20.3571 30.6104 23.6699 27.5239 23.9348 26.1813C24.1997 24.8396 24.5967 20.4097 21.4168 19.2025C18.2369 17.9945 18.7675 22.4236 18.6347 23.6316C18.5026 24.8396 16.2495 28.5973 13.7323 28.4628C11.2151 28.329 7.21411 28.3427 3.26406 24.0345C1.1701 21.824 -1.37337 15.8469 0.879704 8.33055C3.132 0.815028 6.97465 0.14374 9.09486 0.0091594C11.2143 -0.124614 16.6473 1.21715 16.1174 3.36479Z" koffice:nodeTypes="ccccccccccccccc"/>
              <draw:path draw:style-name="gr18" draw:id="shape49" draw:name="path622" draw:layer="g1215" svg:width="8.52794238954pt" svg:height="7.83074512116pt" draw:transform="matrix(0.14799042637 0.00000000000 0.00000000000 0.14800378155 82.29069791415pt 58.28904319169pt)" svg:viewBox="0 0 9 8" svg:d="M5.64489 4.27061C3.3495 3.09525 6.50803 -1.18751 0.555226 0.31632C-1.8401 0.955845 4.1317 7.56639 6.74509 7.83075C9.63435 7.56639 8.82902 5.7697 5.64489 4.27061Z" koffice:nodeTypes="cccc"/>
              <draw:path draw:style-name="gr18" draw:id="shape50" draw:name="path623" draw:layer="g1215" svg:width="39.25183953814pt" svg:height="26.80710750396pt" draw:transform="matrix(0.14799042637 0.00000000000 0.00000000000 0.14800378155 83.28199085862pt 59.16514552236pt)" svg:viewBox="0 0 39 27" svg:d="M4.85258 1.98832C6.03972 7.43117 7.16425 6.96962 7.36 9.68786C7.45827 13.1602 1.55189 11.6791 0.760195 13.2718C-0.0314949 14.8653 -1.08708 18.9809 2.73982 19.2464C6.56751 19.5118 12.061 18.0323 13.1665 20.7067C16.147 28.2341 22.5035 27.1428 25.4674 25.9718C28.8196 24.6223 36.7088 17.4711 38.5077 16.8566C41.1863 15.8697 36.0003 13.9358 32.9651 16.5911C32.1734 17.3882 25.5736 24.1591 22.1422 24.2914C19.6356 24.572 15.7524 18.1806 15.9386 15.9279C16.2025 14.3344 21.9773 15.6489 22.8023 12.3432C23.4165 9.98125 23.4617 7.43037 21.6144 7.29805C19.7663 7.16492 11.0553 8.35983 10.7914 7.0326C9.20728 3.18243 12.3756 1.58975 11.1877 0.527168C9.86741 -0.00372542 4.98413 -0.800065 4.85258 1.98832Z" koffice:nodeTypes="ccccccccccccccc"/>
              <draw:path draw:style-name="gr18" draw:id="shape51" draw:name="path638" draw:layer="g1215" svg:width="18.41582754390pt" svg:height="21.14070829788pt" draw:transform="matrix(0.14799042637 0.00000000000 0.00000000000 0.14800378155 86.87522895240pt 61.94189588239pt)" svg:viewBox="0 0 18 21" svg:d="M10.0821 4.33333C7.30662 7.22789 0 11.8618 0 15.1352C0 16.9906 2.03911 19.8993 3.72537 20.591C6.24256 21.5783 10.1034 21.3313 13.0404 19.0633C16.3617 16.3766 17.8558 13.653 16.4381 13.1715C11.4148 11.7418 11.288 18.6359 8.87632 18.8453C6.57257 19.0359 3.06851 15.3532 7.67128 10.7702C12.2733 6.18801 18.63 1.60502 18.4103 0.295371C18.1913 -1.01349 12.074 2.33435 10.0821 4.33333Z" koffice:nodeTypes="ccccccccc"/>
              <draw:path draw:style-name="gr18" draw:id="shape52" draw:name="path639" draw:layer="g1215" svg:width="5.47971476631pt" svg:height="2.14548817239pt" draw:transform="matrix(0.14799042637 0.00000000000 0.00000000000 0.14800378155 86.59424360137pt 65.33381390890pt)" svg:viewBox="0 0 5 2" svg:d="M0.00607846 0.924302C-0.193463 2.51484 4.58025 2.52431 5.43117 1.11238C6.06878 0.0772726 0.218618 -0.675714 0.00607846 0.924302Z" koffice:nodeTypes="ccc"/>
              <draw:path draw:style-name="gr18" draw:id="shape53" draw:name="path640" draw:layer="g1215" svg:width="22.54979168802pt" svg:height="17.09003687579pt" draw:transform="matrix(0.14799042637 0.00000000000 0.00000000000 0.14800378155 88.91942896252pt 65.03588190339pt)" svg:viewBox="0 0 23 17" svg:d="M1.10565 4.22697C-1.68582 7.10416 1.43597 10.3751 3.56839 13.0558C4.74946 14.4878 7.46172 15.8831 9.15767 16.5706C11.6893 17.5521 16.7352 17.2114 19.689 14.957C23.0295 12.2864 23.2932 7.59604 21.2646 7.57421C16.0215 7.51653 19.6716 14.4371 17.2461 14.6452C14.9291 14.8347 8.43287 13.3933 5.27306 6.80873C3.46779 2.92752 8.6016 2.18542 7.83323 0.499335C7.0506 -1.31226 3.10895 2.23999 1.10565 4.22697Z" koffice:nodeTypes="ccccccccc"/>
              <draw:path draw:style-name="gr18" draw:id="shape54" draw:name="path641" draw:layer="g1215" svg:width="5.47971476631pt" svg:height="2.14548817239pt" draw:transform="matrix(0.11040736965 -0.09855527412 0.09854638095 0.11041733320 91.01089237869pt 65.51909160668pt)" svg:viewBox="0 0 5 2" svg:d="M0.00607846 0.924302C-0.193463 2.51484 4.58025 2.52431 5.43117 1.11238C6.06878 0.0772726 0.218618 -0.675714 0.00607846 0.924302Z" koffice:nodeTypes="ccc"/>
              <draw:path draw:style-name="gr18" draw:id="shape55" draw:name="path642" draw:layer="g1215" svg:width="29.42783061846pt" svg:height="18.60903909902pt" draw:transform="matrix(0.14799042637 0.00000000000 0.00000000000 0.14800378155 90.18810847201pt 66.51935145357pt)" svg:viewBox="0 0 29 19" svg:d="M13.8561 8.02389C13.703 10.1679 14.3493 13.0625 11.785 13.1599C9.22071 13.2565 5.96576 9.86465 3.40145 9.96208C0.837139 10.0587 -0.248381 11.9968 0.0473765 13.0633C0.343135 14.1289 4.78192 15.3886 12.3765 14.904C19.9711 14.4195 18.2941 18.9735 23.6201 18.5856C28.9462 18.1984 29.7352 16.4542 29.3411 15.292C28.9462 14.1289 24.4099 14.904 22.7329 14.6135C21.0558 14.3221 18.0974 11.7063 17.7026 9.4775C17.3085 7.24879 17.3085 3.40734 19.2805 3.37329C22.9303 3.31075 21.2444 6.63124 21.3838 7.79666C21.5071 8.82828 22.7006 9.89795 24.3108 8.02389C26.4488 5.53708 25.2972 1.62833 23.2261 0.272106C21.155 -1.08412 14.2421 2.80563 13.8561 8.02389Z" koffice:nodeTypes="cccccccccccccc"/>
              <draw:path draw:style-name="gr18" draw:id="shape56" draw:name="path643" draw:layer="g1215" svg:width="96.11240562882pt" svg:height="42.43149344258pt" draw:transform="matrix(0.14799042637 0.00000000000 0.00000000000 0.14800378155 94.56718751601pt 64.02172242238pt)" svg:viewBox="0 0 96 42" svg:d="M2.8524 25.5052C2.46857 29.4075 -0.297086 29.6914 0.0262241 31.1146C0.425983 32.7501 1.42697 33.2632 2.07279 37.3142C2.43831 39.3116 4.89897 40.1583 8.0182 39.9718C10.5672 39.901 12.3096 36.4144 13.9628 36.527C16.3 36.6532 14.353 41.9957 19.811 41.9402C24.1964 41.8984 25.2691 38.1014 26.8283 38.0033C28.3875 37.9044 28.1924 42.4315 31.799 42.4315C35.4048 42.4315 36.964 38.2984 38.6212 38.2003C40.3755 38.2984 40.3755 42.6285 45.7356 42.3334C51.0965 42.0375 55.0925 41.2511 56.3595 40.1688C57.6264 39.0856 58.2109 35.5428 59.9653 35.3458C61.7196 35.1496 64.4486 38.6916 66.8854 38.6916C69.3222 38.6916 74.3892 32.4928 75.9484 32.3939C77.5084 32.2958 78.7754 36.2319 82.284 36.2319C87.7421 36.1338 88.38 28.9685 90.9219 28.6299C95.5039 28.1796 95.6847 26.2924 95.9284 25.8003C96.4157 24.4221 95.8934 17.9612 94.8525 15.0109C94.3469 13.4542 88.5217 0.311177 85.8906 0.0160728C83.2588 -0.279031 84.0384 3.55893 85.5976 5.82247C87.1576 8.08601 95.1488 18.6157 94.0769 21.6664C93.0051 24.718 87.3519 20.3871 82.8686 20.3871C76.6309 20.3871 72.8411 33.1208 68.4438 33.5743C66.5127 33.7834 64.4486 31.9018 65.1311 30.5236C66.398 28.556 67.8593 23.8319 62.9865 24.521C58.1138 25.2093 53.1431 27.4728 53.9227 30.1304C54.7023 32.7871 57.6264 35.4447 54.4101 36.527C51.1937 37.6093 45.6385 37.9052 42.9094 37.0191C40.1804 36.1338 41.8368 29.9334 40.1804 29.9334C38.3289 29.9334 38.2318 37.2161 35.5999 37.4131C32.9688 37.6093 30.6292 36.527 30.0447 34.4605C29.4594 32.3939 31.0194 29.8353 29.2651 29.5402C27.5108 29.2443 25.7557 37.7082 23.1246 37.5112C20.4935 37.3142 20.3955 36.724 18.8363 35.0507C17.2771 33.3781 20.2004 27.6698 17.5694 27.1777C14.9375 26.6856 12.3056 35.6417 10.5521 35.5436C8.79702 35.4447 6.16594 35.3466 5.38633 33.5751C4.99612 32.689 5.10522 27.148 5.19282 24.9013C5.14424 23.8383 2.65889 24.3055 2.8524 25.5052Z" koffice:nodeTypes="ccccccccccccccccccccccccccccccccccccccc"/>
              <draw:path draw:style-name="gr18" draw:id="shape57" draw:name="path644" draw:layer="g1215" svg:width="13.14531773119pt" svg:height="20.77592995057pt" draw:transform="matrix(0.14799042637 0.00000000000 0.00000000000 0.14800378155 107.94902594269pt 63.75887882292pt)" svg:viewBox="0 0 13 21" svg:d="M1.39871 3.1454C6.07391 10.4111 10.2848 20.2367 12.8786 20.7722C14.6057 21.0324 7.47003 7.6261 5.09871 4.60634C3.10646 1.4903 -2.623 -3.18774 1.39871 3.1454Z" koffice:nodeTypes="cccc"/>
              <draw:path draw:style-name="gr18" draw:id="shape58" draw:name="path645" draw:layer="g1215" svg:width="4.30742434859pt" svg:height="4.06849099122pt" draw:transform="matrix(0.11650146742 0.00000000000 0.00000000000 0.14337525929 94.86630093658pt 66.69454183853pt)" svg:viewBox="0 0 4 4" svg:d="M0.46938 1.03878C-0.380074 2.68918 -0.0763797 4.28112 1.37898 4.04514C2.83434 3.80917 4.71442 1.03878 4.22955 0.508376C3.74468 -0.0220307 1.62179 -0.493263 0.46938 1.03878Z" koffice:nodeTypes="cccc"/>
              <draw:path draw:style-name="gr18" draw:id="shape59" draw:name="path646" draw:layer="g1215" svg:width="19.79830959525pt" svg:height="21.43842216115pt" draw:transform="matrix(0.14799042637 0.00000000000 0.00000000000 0.14800378155 110.25940221431pt 62.77532844875pt)" svg:viewBox="0 0 20 21" svg:d="M0.00388726 13.1825C-0.013262 17.1844 2.84986 21.7109 8.17758 21.4256C13.5061 21.1411 19.3483 15.3083 19.7803 9.32196C20.2123 3.33564 12.7474 -1.05913 10.8757 0.223655C9.00319 1.50644 11.578 5.97072 16.3602 6.24635C18.4084 6.36922 17.7395 10.3332 13.8156 13.4694C9.70387 16.6865 3.61668 16.6251 2.12795 14.4054C0.976498 11.2692 -0.0720597 11.2474 0.00388726 13.1825Z" koffice:nodeTypes="cccccccc"/>
              <draw:path draw:style-name="gr18" draw:id="shape60" draw:name="path647" draw:layer="g1215" svg:width="3.43879920535pt" svg:height="5.30982290873pt" draw:transform="matrix(0.14799042637 0.00000000000 0.00000000000 0.14800378155 110.69643595816pt 62.91130145534pt)" svg:viewBox="0 0 3 5" svg:d="M0.210152 0.126387C-0.606959 1.74306 1.09664 5.46941 2.94414 5.30452C4.81732 5.1281 0.809709 -0.943702 0.210152 0.126387Z" koffice:nodeTypes="ccc"/>
              <draw:path draw:style-name="gr18" draw:id="shape61" draw:name="path648" draw:layer="g1215" svg:width="24.31557493930pt" svg:height="50.21047284516pt" draw:transform="matrix(0.14799042637 0.00000000000 0.00000000000 0.14800378155 112.90541089822pt 58.12560549891pt)" svg:viewBox="0 0 24 50" svg:d="M0.584052 29.4263C1.58604 31.7577 2.77739 35.3115 4.88948 35.3115C7.00235 35.3115 8.70811 35.8838 8.70811 37.6817C8.70811 39.4796 3.20107 45.4655 3.02119 47.4905C2.71428 50.9418 5.21453 50.7601 6.4335 48.8796C7.65167 46.9999 10.9472 38.158 11.6328 35.7195C11.9311 33.7922 14.2996 30.1693 14.395 26.3989C14.2435 22.1505 18.1316 25.5844 20.0007 25.748C21.7127 25.8234 23.5755 22.6419 23.8193 20.3534C24.0631 18.0641 22.0315 17.6561 22.0315 15.6129C22.0315 14.4683 24.2043 10.7899 24.3061 8.3379C24.5483 6.16929 20.0819 -0.0809651 18.2136 0.000794594C16.6696 0.0825543 17.9699 2.37103 18.8638 3.35215C19.7569 4.33326 22.0315 6.37646 21.2196 8.17438C19.7569 11.6893 12.6072 12.5886 12.2829 16.3488C11.9579 19.046 12.6072 27.5467 10.4139 27.5467C8.22052 27.5467 6.42482 22.2363 3.02119 22.2331C-0.795863 22.1307 -0.207289 27.6507 0.584052 29.4263Z" koffice:nodeTypes="cccccccccccccccccc"/>
              <draw:path draw:style-name="gr18" draw:id="shape62" draw:name="path651" draw:layer="g1215" svg:width="7.27751250902pt" svg:height="9.19229993668pt" draw:transform="matrix(0.14799042637 0.00000000000 0.00000000000 0.14800378155 113.83370230104pt 57.55981031439pt)" svg:viewBox="0 0 7 9" svg:d="M0.00363956 0.950438C0.112128 2.49225 3.36352 9.1923 5.29511 9.1923C8.06687 9.1923 4.03485 6.02944 4.2869 4.86358C4.53895 3.69772 8.5098 1.94166 6.89063 1.53336C3.99488 0.654526 -0.139925 -1.0878 0.00363956 0.950438Z" koffice:nodeTypes="ccccc"/>
              <draw:path draw:style-name="gr18" draw:id="shape63" draw:name="path652" draw:layer="g1215" svg:width="23.97437697305pt" svg:height="11.84995335780pt" draw:transform="matrix(0.14799042637 0.00000000000 0.00000000000 0.14800378155 113.79541707381pt 56.34552065466pt)" svg:viewBox="0 0 24 12" svg:d="M0.015386 0.599597C0.604277 2.82239 9.60263 6.15701 13.4717 7.26882C17.3407 8.38064 22.0502 13.0828 23.8169 11.5434C25.5827 10.0048 11.9582 4.53288 9.93995 3.76316C7.92171 2.99344 -0.40525 -1.6232 0.015386 0.599597Z" koffice:nodeTypes="ccccc"/>
              <draw:path draw:style-name="gr18" draw:id="shape64" draw:name="path718" draw:layer="g1215" svg:width="3.31450972527pt" svg:height="8.64620746973pt" draw:transform="matrix(0.14799042637 0.00000000000 0.00000000000 0.14800378155 117.55025044480pt 57.24858426051pt)" svg:viewBox="0 0 3 9" svg:d="M1.31487 8.64542C4.77849 8.73025 2.87304 1.96451 2.00692 0.337735C1.14164 -1.28987 -0.157527 3.42078 0.0156965 4.7914C0.18892 6.16118 0.275531 8.55975 1.31487 8.64542Z" koffice:nodeTypes="cccc"/>
              <draw:path draw:style-name="gr18" draw:id="shape65" draw:name="path655" draw:layer="g1215" svg:width="22.38793195261pt" svg:height="5.59987778827pt" draw:transform="matrix(0.14799042637 0.00000000000 0.00000000000 0.14800378155 114.89477963519pt 53.53179909097pt)" svg:viewBox="0 0 22 6" svg:d="M6.33876e-05 1.01867C-0.0275616 2.44307 8.98131 1.43216 13.1669 2.5304C14.9728 3.02581 21.1316 6.27029 22.2689 5.47501C23.5697 3.80331 13.8978 0.222624 8.37119 0.222624C6.58189 0.248901 0.0316347 -0.660761 6.33876e-05 1.01867Z" koffice:nodeTypes="ccccc"/>
              <draw:path draw:style-name="gr18" draw:id="shape66" draw:name="path720" draw:layer="g1215" svg:width="25.55503798025pt" svg:height="20.74792049131pt" draw:transform="matrix(0.14799042637 0.00000000000 0.00000000000 0.14800378155 114.50624559792pt 54.19577777824pt)" svg:viewBox="0 0 26 21" svg:d="M0.23463 0.764383C-1.38573 2.50345 5.69449 4.44847 11.9951 4.69418C18.2711 4.93989 22.3382 8.7202 21.7958 11.4906C20.8971 16.1583 13.0571 13.1279 14.0374 15.6669C14.6085 17.6318 18.0562 16.9106 18.4472 19.0242C18.7176 21.1537 20.9305 21.5282 20.8123 18.9033C20.7996 16.8144 25.6749 13.3736 25.5528 12.3916C25.3077 10.4267 22.3676 3.54832 14.8535 2.81119C7.34023 2.07485 2.3031 -1.55517 0.23463 0.764383Z" koffice:nodeTypes="ccccccccc"/>
            </draw:g>
            <draw:path draw:style-name="gr19" draw:id="shape67" draw:name="path629" draw:layer="g1215" svg:width="2.90260267586pt" svg:height="2.44109478253pt" draw:transform="matrix(0.25198438000 0.00000000000 0.00000000000 0.25198438000 84.02932892719pt 61.13661152534pt)" svg:viewBox="0 0 3 2" svg:d="M2.55886 0.045694C1.83989 -0.335236 -0.722742 1.77711 0.196686 2.24819C1.94109 3.15411 3.65176 0.60604 2.55886 0.045694Z" koffice:nodeTypes="ccc"/>
            <draw:path draw:style-name="gr19" draw:id="shape68" draw:name="path634" draw:layer="g1215" svg:width="2.78773080106pt" svg:height="2.48150565159pt" draw:transform="matrix(0.25198438000 0.00000000000 0.00000000000 0.25198438000 85.43635455899pt 60.57355328225pt)" svg:viewBox="0 0 3 2" svg:d="M1.31035 0.00607816C0.091007 -0.137391 -0.498359 2.30515 0.521698 2.4504C3.11339 2.78813 3.62437 0.269848 1.31035 0.00607816Z" koffice:nodeTypes="ccc"/>
            <draw:path draw:style-name="gr19" draw:id="shape69" draw:name="path649" draw:layer="g1215" svg:width="3.42468509337pt" svg:height="2.29735863692pt" draw:transform="matrix(0.25198438000 0.00000000000 0.00000000000 0.25198438000 113.36759099712pt 62.12473141834pt)" svg:viewBox="0 0 3 2" svg:d="M1.71973 5.54128e-06C1.19748 -0.00209468 -0.451337 0.592967 0.117927 1.52477C0.686337 2.45587 2.31805 2.47827 3.06425 1.94831C3.72925 1.43236 3.57881 0.00910646 1.71973 5.54128e-06Z" koffice:nodeTypes="cccc"/>
            <draw:path draw:style-name="gr19" draw:id="shape70" draw:name="path650" draw:layer="g1215" svg:width="2.91651163621pt" svg:height="2.12372721194pt" draw:transform="matrix(0.25198438000 0.00000000000 0.00000000000 0.25198438000 115.29379086973pt 60.66619694955pt)" svg:viewBox="0 0 3 2" svg:d="M0.0162412 1.17824C0.204624 2.3843 1.23832 2.18892 2.06044 1.92594C2.99559 1.57723 3.26802 0.522035 2.35316 0.131282C1.39868 -0.275959 -0.176972 0.31759 0.0162412 1.17824Z" koffice:nodeTypes="cccc"/>
            <draw:path draw:style-name="gr19" draw:id="shape71" draw:name="path657" draw:layer="g1215" svg:width="5.03018695832pt" svg:height="5.81082927047pt" draw:transform="matrix(0.25198438000 0.00000000000 0.00000000000 0.25198438000 106.37436051440pt 67.54436055224pt)" svg:viewBox="0 0 5 6" svg:d="M0.50038 1.31026C-0.668571 3.79233 0.338001 6.22007 2.20222 5.75264C4.06645 5.2852 5.93156 1.85531 4.55358 0.764338C3.1756 -0.326636 1.27639 -0.33871 0.50038 1.31026Z" koffice:nodeTypes="cccc"/>
            <draw:g draw:style-name="gr1" draw:id="shape72" draw:name="g919" svg:y="23.82493318494pt">
              <draw:path draw:style-name="gr16" draw:id="shape73" draw:name="path697" draw:layer="g1215" svg:width="40.35974154279pt" svg:height="56.90600209508pt" draw:transform="matrix(0.14799042637 0.00000000000 0.00000000000 0.14800378155 67.84752550413pt 43.49685465557pt)" svg:viewBox="0 0 40 57" svg:d="M22.0703 1.91163C15.5173 1.31213 0.625343 -1.6878 0.029253 1.31213C-0.566044 4.31125 8.07131 39.4063 12.5392 43.905C17.0063 48.4044 37.856 58.0029 39.9411 56.8031C42.0255 55.6033 35.7709 33.707 33.3881 29.8078C31.0053 25.9078 23.857 11.8106 24.4531 11.2103C25.0484 10.6108 21.7719 1.91163 22.0703 1.91163Z" koffice:nodeTypes="ccccccc"/>
              <draw:path draw:style-name="gr8" draw:id="shape74" draw:name="path632" draw:layer="g1215" svg:width="14.16850400000pt" svg:height="25.34680505882pt" draw:transform="matrix(0.14799042637 0.00000000000 0.00000000000 0.14800378155 69.18368975305pt 43.13856162481pt)" svg:viewBox="0 0 14 25" svg:d="M0 3.0973C1.61926 -5.24629 11.5038 4.74026 10.5252 15.6099C10.0431 19.2978 12.1444 23.3602 14.1685 25.3468" koffice:nodeTypes="ccc"/>
              <draw:path draw:style-name="gr8" draw:id="shape75" draw:name="path633" draw:layer="g1215" svg:width="10.87598694400pt" svg:height="19.96965008049pt" draw:transform="matrix(0.14799042637 0.00000000000 0.00000000000 0.14800378155 70.37968918283pt 43.32506290760pt)" svg:viewBox="0 0 11 20" svg:d="M0.384614 2.27751L0 2.76833C5.13931 -5.56454 10.1084 6.29845 10.876 19.9697" koffice:nodeTypes="ccc"/>
              <draw:path draw:style-name="gr8" draw:id="shape76" draw:name="path631" draw:layer="g1215" svg:width="32.16941708946pt" svg:height="48.48537639363pt" draw:transform="matrix(0.14799042637 0.00000000000 0.00000000000 0.14800378155 67.92473616588pt 42.80675670055pt)" svg:viewBox="0 0 32 48" svg:d="M0.0054077 4.45763C-0.280146 -2.33522 10.8412 -4.28649 10.153 20.2699C15.0018 23.383 20.7088 35.2705 20.9936 39.5168C24.6327 40.366 30.6935 44.8057 32.1694 48.4854" koffice:nodeTypes="cccc"/>
              <draw:path draw:style-name="gr8" draw:id="shape77" draw:name="path630" draw:layer="g1215" svg:width="72.43228133537pt" svg:height="142.36111682175pt" draw:transform="matrix(0.14799042637 0.00000000000 0.00000000000 0.14800378155 66.68895084334pt 42.59742258024pt)" svg:viewBox="0 0 72 142" svg:d="M35.6704 142.361C36.1904 123.607 36.4873 83.4487 34.5134 79.092C31.0422 71.0277 13.5788 61.6766 8.25731 48.9978C2.93019 35.5847 -1.61138 4.98923 0.551081 1.30149C3.38274 -4.01381 12.8237 7.83166 10.2553 20.8912C21.6718 34.2349 19.2718 42.1835 21.3853 43.8877C28.4256 49.2812 39.1753 52.9729 41.077 57.7989C44.9903 66.4332 40.2216 45.5903 37.0818 41.3318C33.9428 37.0734 28.5202 27.7047 32.2305 25.4338C35.94 23.1621 42.5044 29.1248 43.3606 30.8281C44.2168 32.5315 53.064 42.1843 55.6325 44.4552C60.1989 47.862 71.7318 55.4777 71.5023 62.0063C71.4903 72.5603 72.4323 141.997 72.4323 141.997" koffice:nodeTypes="ccccccccccccc"/>
              <draw:path draw:style-name="gr8" draw:id="shape78" draw:name="path581" draw:layer="g1215" svg:width="39.26766430593pt" svg:height="12.87160156788pt" draw:transform="matrix(0.14799042637 0.00000000000 0.00000000000 0.14800378155 71.62695151697pt 67.26391065921pt)" svg:viewBox="0 0 39 13" svg:d="M0.0714505 0.798428C0.0714505 0.798428 -0.0007961 8.32657 6.64029e-06 8.46827C3.29446 12.4453 17.0454 12.8879 20.1231 12.8712C23.135 12.7836 36.0736 13.0129 39.0814 8.11323C39.1529 7.97154 39.2677 1.71865 39.2677 0" koffice:nodeTypes="ccccc"/>
              <draw:path draw:style-name="gr8" draw:id="shape79" draw:name="path637" draw:layer="g1215" svg:width="47.41185800268pt" svg:height="14.96785613184pt" draw:transform="matrix(0.14799042637 0.00000000000 0.00000000000 0.14800378155 71.01099464584pt 65.72843654734pt)" svg:viewBox="0 0 47 15" svg:d="M3.59829 0C-0.174375 0.843095 -1.16028 5.47572 1.50166 8.8489C3.66031 11.5852 12.6113 14.7474 22.8822 14.9591C33.1523 15.1685 46.7777 11.5876 47.4058 5.89927C47.6157 0.210974 42.3006 0.557801 42.9295 0.768775" koffice:nodeTypes="ccccc"/>
              <draw:path draw:style-name="gr8" draw:id="shape80" draw:name="path636" draw:layer="g1215" svg:width="47.62166079829pt" svg:height="15.51796246518pt" draw:transform="matrix(0.14799042637 0.00000000000 0.00000000000 0.14800378155 71.03854178120pt 64.17773580641pt)" svg:viewBox="0 0 48 16" svg:d="M3.45704 0C-0.363978 0.831189 -1.07826 5.53863 1.6178 8.86418C3.80411 11.5618 13.01 15.3025 23.4125 15.5105C33.8142 15.7177 46.9772 11.5642 47.6134 5.9562C47.826 0.348233 43.8673 0.831189 43.5798 0.971428" koffice:nodeTypes="ccccc"/>
              <draw:path draw:style-name="gr8" draw:id="shape81" draw:name="path635" draw:layer="g1215" svg:width="47.04198452010pt" svg:height="15.42352867123pt" draw:transform="matrix(0.14799042637 0.00000000000 0.00000000000 0.14800378155 71.11132793055pt 62.79346754214pt)" svg:viewBox="0 0 47 15" svg:d="M24.4655 15.4027C38.1796 15.6168 47.042 8.77342 47.042 5.13836C47.042 1.50249 42.6112 1.28833 39.8676 2.35752C37.1248 3.4267 32.9053 6.14184 24.0437 6.20674C14.9725 6.48661 6.95287 -0.208356 4.21005 0.00499402C1.46722 0.219155 -0.681729 3.23363 0.201065 6.4209C1.28714 9.58221 10.9619 15.8302 24.4655 15.4027Z" koffice:nodeTypes="ccccccc"/>
            </draw:g>
            <draw:g draw:style-name="gr1" draw:id="shape82" draw:name="g929" svg:y="23.82493318494pt">
              <draw:path draw:style-name="gr16" draw:id="shape83" draw:name="path869" draw:layer="g1215" svg:width="40.35974154279pt" svg:height="56.90600209508pt" draw:transform="matrix(-0.14799042637 0.00000000000 0.00000000000 0.14800378155 132.19468707839pt 43.49685104220pt)" svg:viewBox="0 0 40 57" svg:d="M22.0703 1.91163C15.5173 1.31213 0.625343 -1.6878 0.029253 1.31213C-0.566044 4.31125 8.07131 39.4063 12.5392 43.905C17.0063 48.4044 37.856 58.0029 39.9411 56.8031C42.0255 55.6033 35.7709 33.707 33.3881 29.8078C31.0053 25.9078 23.857 11.8106 24.4531 11.2103C25.0484 10.6108 21.7719 1.91163 22.0703 1.91163Z" koffice:nodeTypes="ccccccc"/>
              <draw:path draw:style-name="gr8" draw:id="shape84" draw:name="path870" draw:layer="g1215" svg:width="14.16850400000pt" svg:height="25.34680505882pt" draw:transform="matrix(-0.14799042637 0.00000000000 0.00000000000 0.14800378155 130.85852827552pt 43.13856162481pt)" svg:viewBox="0 0 14 25" svg:d="M0 3.0973C1.61926 -5.24629 11.5038 4.74026 10.5252 15.6099C10.0431 19.2978 12.1444 23.3602 14.1685 25.3468" koffice:nodeTypes="ccc"/>
              <draw:path draw:style-name="gr8" draw:id="shape85" draw:name="path871" draw:layer="g1215" svg:width="10.87598694400pt" svg:height="19.96965008049pt" draw:transform="matrix(-0.14799042637 0.00000000000 0.00000000000 0.14800378155 129.66252884573pt 43.32506290760pt)" svg:viewBox="0 0 11 20" svg:d="M0.384614 2.27751L0 2.76833C5.13931 -5.56454 10.1084 6.29845 10.876 19.9697" koffice:nodeTypes="ccc"/>
              <draw:path draw:style-name="gr8" draw:id="shape86" draw:name="path872" draw:layer="g1215" svg:width="32.16941708946pt" svg:height="48.48537639363pt" draw:transform="matrix(-0.14799042637 0.00000000000 0.00000000000 0.14800378155 132.11748186269pt 42.80675670055pt)" svg:viewBox="0 0 32 48" svg:d="M0.0054077 4.45763C-0.280146 -2.33522 10.8412 -4.28649 10.153 20.2699C15.0018 23.383 20.7088 35.2705 20.9936 39.5168C24.6327 40.366 30.6935 44.8057 32.1694 48.4854" koffice:nodeTypes="cccc"/>
              <draw:path draw:style-name="gr8" draw:id="shape87" draw:name="path873" draw:layer="g1215" svg:width="72.43228133537pt" svg:height="142.36111682175pt" draw:transform="matrix(-0.14799042637 0.00000000000 0.00000000000 0.14800378155 133.35326718523pt 42.59742258024pt)" svg:viewBox="0 0 72 142" svg:d="M35.6704 142.361C36.1904 123.607 36.4873 83.4487 34.5134 79.092C31.0422 71.0277 13.5788 61.6766 8.25731 48.9978C2.93019 35.5847 -1.61138 4.98923 0.551081 1.30149C3.38274 -4.01381 12.8237 7.83166 10.2553 20.8912C21.6718 34.2349 19.2718 42.1835 21.3853 43.8877C28.4256 49.2812 39.1753 52.9729 41.077 57.7989C44.9903 66.4332 40.2216 45.5903 37.0818 41.3318C33.9428 37.0734 28.5202 27.7047 32.2305 25.4338C35.94 23.1621 42.5044 29.1248 43.3606 30.8281C44.2168 32.5315 53.064 42.1843 55.6325 44.4552C60.1989 47.862 71.7318 55.4777 71.5023 62.0063C71.4903 72.5603 72.4323 141.997 72.4323 141.997" koffice:nodeTypes="ccccccccccccc"/>
              <draw:path draw:style-name="gr8" draw:id="shape88" draw:name="path874" draw:layer="g1215" svg:width="39.26766430593pt" svg:height="12.87160156788pt" draw:transform="matrix(-0.14799042637 0.00000000000 0.00000000000 0.14800378155 128.41526651160pt 67.26391065921pt)" svg:viewBox="0 0 39 13" svg:d="M0.0714505 0.798428C0.0714505 0.798428 -0.0007961 8.32657 6.64029e-06 8.46827C3.29446 12.4453 17.0454 12.8879 20.1231 12.8712C23.135 12.7836 36.0736 13.0129 39.0814 8.11323C39.1529 7.97154 39.2677 1.71865 39.2677 0" koffice:nodeTypes="ccccc"/>
              <draw:path draw:style-name="gr8" draw:id="shape89" draw:name="path876" draw:layer="g1215" svg:width="47.41185800268pt" svg:height="14.96785613184pt" draw:transform="matrix(-0.14799042637 0.00000000000 0.00000000000 0.14800378155 129.03122338273pt 65.72843654734pt)" svg:viewBox="0 0 47 15" svg:d="M3.59829 0C-0.174375 0.843095 -1.16028 5.47572 1.50166 8.8489C3.66031 11.5852 12.6113 14.7474 22.8822 14.9591C33.1523 15.1685 46.7777 11.5876 47.4058 5.89927C47.6157 0.210974 42.3006 0.557801 42.9295 0.768775" koffice:nodeTypes="ccccc"/>
              <draw:path draw:style-name="gr8" draw:id="shape90" draw:name="path877" draw:layer="g1215" svg:width="47.62166079829pt" svg:height="15.51796246518pt" draw:transform="matrix(-0.14799042637 0.00000000000 0.00000000000 0.14800378155 129.00367624736pt 64.17773580641pt)" svg:viewBox="0 0 48 16" svg:d="M3.45704 0C-0.363978 0.831189 -1.07826 5.53863 1.6178 8.86418C3.80411 11.5618 13.01 15.3025 23.4125 15.5105C33.8142 15.7177 46.9772 11.5642 47.6134 5.9562C47.826 0.348233 43.8673 0.831189 43.5798 0.971428" koffice:nodeTypes="ccccc"/>
              <draw:path draw:style-name="gr8" draw:id="shape91" draw:name="path878" draw:layer="g1215" svg:width="47.04198452010pt" svg:height="15.42352867123pt" draw:transform="matrix(-0.14799042637 0.00000000000 0.00000000000 0.14800378155 128.93089009802pt 62.79346754214pt)" svg:viewBox="0 0 47 15" svg:d="M24.4655 15.4027C38.1796 15.6168 47.042 8.77342 47.042 5.13836C47.042 1.50249 42.6112 1.28833 39.8676 2.35752C37.1248 3.4267 32.9053 6.14184 24.0437 6.20674C14.9725 6.48661 6.95287 -0.208356 4.21005 0.00499402C1.46722 0.219155 -0.681729 3.23363 0.201065 6.4209C1.28714 9.58221 10.9619 15.8302 24.4655 15.4027Z" koffice:nodeTypes="ccccccc"/>
            </draw:g>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0:20</dc:date>
    <meta:creation-date>2011-05-22T06:12:02</meta:creation-date>
    <dc:creator>Yue Liu</dc:creator>
  </office:meta>
</office:document-meta>
</file>